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956be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af25f" officeooo:rsid="003d6b74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officeooo:paragraph-rsid="003f07b1" style:font-name="Arial" style:font-size-asian="10.5pt" style:font-size-complex="10.5pt"/>
    </style:style>
    <style:style style:family="paragraph" style:name="P5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3953a1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953a1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UrbanBody">
      <style:text-properties fo:background-color="#fff200" fo:color="#ce181e" fo:font-size="10.5pt" officeooo:paragraph-rsid="003f07b1" officeooo:rsid="002ab52c" style:font-name="Arial" style:font-size-asian="10.5pt" style:font-size-complex="10.5pt"/>
    </style:style>
    <style:style style:family="paragraph" style:name="P12" style:parent-style-name="Standard">
      <style:text-properties fo:font-size="14pt" officeooo:paragraph-rsid="003f07b1" style:font-name="Arial" style:font-size-asian="14pt" style:font-size-complex="14pt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5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6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name="P17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8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9" style:parent-style-name="UrbanTitle">
      <style:paragraph-properties fo:text-align="start" style:justify-single-word="false"/>
      <style:text-properties fo:font-size="11pt" fo:font-style="normal" fo:font-weight="bold" officeooo:paragraph-rsid="003f07b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fo:background-color="#fff200" fo:color="#ce181e" loext:char-shading-value="0" officeooo:rsid="002ab52c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3"><office:annotation><dc:creator>Gauthier Bastien</dc:creator><dc:date>2011-01-13T14:56:41</dc:date><text:p text:style-name="P23"><text:span text:style-name="T12">do text</text:span></text:p><text:p text:style-name="P2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atrimoine et Énergie</text:p>
            <text:p text:style-name="P4"><text:span text:style-name="T6">NOM</text:span> - Fonctionnaire Délégué</text:p>
            <text:p text:style-name="P11">ADRESSE</text:p>
            <text:p text:style-name="P11"/>
            <text:p text:style-name="P19">RECOMMANDÉ</text:p>
          </table:table-cell>
        </table:table-row>
      </table:table>
      <text:p text:style-name="P12"/>
      <text:p text:style-name="P2">Transmis<text:span text:style-name="T5">sion</text:span> <text:span text:style-name="T9">des pièces pour recours</text:span></text:p>
      <text:p text:style-name="P3">sur une décision de permis unique</text:p>
      <text:p text:style-name="P1"/>
      <text:p text:style-name="P18"><text:span text:style-name="T4"/></text:p>
      <text:p text:style-name="P6"/>
      <text:p text:style-name="P7"><office:annotation><dc:creator>Gauthier Bastien</dc:creator><dc:date>2011-02-16T16:12:24</dc:date><text:p text:style-name="P23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3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8"><text:span text:style-name="T8">Monsieur le Fonctionnaire Délégué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2243411622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x Fonctionnaires technique et délégué, ainsi qu’au demandeur.</text:p>
        </text:list-item>
      </text:list>
      <text:p text:style-name="P15"/>
      <text:p text:style-name="P16">Dans un courrier ultérieur, vous recevrez le certificat d’affichage du présent recours.</text:p>
      <text:p text:style-name="P17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3"><text:span text:style-name="T12">do text</text:span></text:p><text:p text:style-name="P23"><text:span text:style-name="T1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956be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af25f" officeooo:rsid="003d6b74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officeooo:paragraph-rsid="003f07b1" style:font-name="Arial" style:font-size-asian="10.5pt" style:font-size-complex="10.5pt"/>
    </style:style>
    <style:style style:family="paragraph" style:name="P5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3953a1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953a1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UrbanBody">
      <style:text-properties fo:background-color="#fff200" fo:color="#ce181e" fo:font-size="10.5pt" officeooo:paragraph-rsid="003f07b1" officeooo:rsid="002ab52c" style:font-name="Arial" style:font-size-asian="10.5pt" style:font-size-complex="10.5pt"/>
    </style:style>
    <style:style style:family="paragraph" style:name="P12" style:parent-style-name="Standard">
      <style:text-properties fo:font-size="14pt" officeooo:paragraph-rsid="003f07b1" style:font-name="Arial" style:font-size-asian="14pt" style:font-size-complex="14pt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5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6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name="P17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8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9" style:parent-style-name="UrbanTitle">
      <style:paragraph-properties fo:text-align="start" style:justify-single-word="false"/>
      <style:text-properties fo:font-size="11pt" fo:font-style="normal" fo:font-weight="bold" officeooo:paragraph-rsid="003f07b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fo:background-color="#fff200" fo:color="#ce181e" loext:char-shading-value="0" officeooo:rsid="002ab52c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3"><office:annotation><dc:creator>Gauthier Bastien</dc:creator><dc:date>2011-01-13T14:56:41</dc:date><text:p text:style-name="P23"><text:span text:style-name="T12">do text</text:span></text:p><text:p text:style-name="P2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atrimoine et Énergie</text:p>
            <text:p text:style-name="P4"><text:span text:style-name="T6">NOM</text:span> - Fonctionnaire Délégué</text:p>
            <text:p text:style-name="P11">ADRESSE</text:p>
            <text:p text:style-name="P11"/>
            <text:p text:style-name="P19">RECOMMANDÉ</text:p>
          </table:table-cell>
        </table:table-row>
      </table:table>
      <text:p text:style-name="P12"/>
      <text:p text:style-name="P2">Transmis<text:span text:style-name="T5">sion</text:span> <text:span text:style-name="T9">des pièces pour recours</text:span></text:p>
      <text:p text:style-name="P3">sur une décision de permis unique</text:p>
      <text:p text:style-name="P1"/>
      <text:p text:style-name="P18"><text:span text:style-name="T4"/></text:p>
      <text:p text:style-name="P6"/>
      <text:p text:style-name="P7"><office:annotation><dc:creator>Gauthier Bastien</dc:creator><dc:date>2011-02-16T16:12:24</dc:date><text:p text:style-name="P23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3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8"><text:span text:style-name="T8">Monsieur le Fonctionnaire Délégué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2243411622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x Fonctionnaires technique et délégué, ainsi qu’au demandeur.</text:p>
        </text:list-item>
      </text:list>
      <text:p text:style-name="P15"/>
      <text:p text:style-name="P16">Dans un courrier ultérieur, vous recevrez le certificat d’affichage du présent recours.</text:p>
      <text:p text:style-name="P17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3"><text:span text:style-name="T12">do text</text:span></text:p><text:p text:style-name="P23"><text:span text:style-name="T1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956be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af25f" officeooo:rsid="003d6b74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officeooo:paragraph-rsid="003f07b1" style:font-name="Arial" style:font-size-asian="10.5pt" style:font-size-complex="10.5pt"/>
    </style:style>
    <style:style style:family="paragraph" style:name="P5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3953a1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953a1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UrbanBody">
      <style:text-properties fo:background-color="#fff200" fo:color="#ce181e" fo:font-size="10.5pt" officeooo:paragraph-rsid="003f07b1" officeooo:rsid="002ab52c" style:font-name="Arial" style:font-size-asian="10.5pt" style:font-size-complex="10.5pt"/>
    </style:style>
    <style:style style:family="paragraph" style:name="P12" style:parent-style-name="Standard">
      <style:text-properties fo:font-size="14pt" officeooo:paragraph-rsid="003f07b1" style:font-name="Arial" style:font-size-asian="14pt" style:font-size-complex="14pt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5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6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name="P17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8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9" style:parent-style-name="UrbanTitle">
      <style:paragraph-properties fo:text-align="start" style:justify-single-word="false"/>
      <style:text-properties fo:font-size="11pt" fo:font-style="normal" fo:font-weight="bold" officeooo:paragraph-rsid="003f07b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fo:background-color="#fff200" fo:color="#ce181e" loext:char-shading-value="0" officeooo:rsid="002ab52c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3"><office:annotation><dc:creator>Gauthier Bastien</dc:creator><dc:date>2011-01-13T14:56:41</dc:date><text:p text:style-name="P23"><text:span text:style-name="T12">do text</text:span></text:p><text:p text:style-name="P2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atrimoine et Énergie</text:p>
            <text:p text:style-name="P4"><text:span text:style-name="T6">NOM</text:span> - Fonctionnaire Délégué</text:p>
            <text:p text:style-name="P11">ADRESSE</text:p>
            <text:p text:style-name="P11"/>
            <text:p text:style-name="P19">RECOMMANDÉ</text:p>
          </table:table-cell>
        </table:table-row>
      </table:table>
      <text:p text:style-name="P12"/>
      <text:p text:style-name="P2">Transmis<text:span text:style-name="T5">sion</text:span> <text:span text:style-name="T9">des pièces pour recours</text:span></text:p>
      <text:p text:style-name="P3">sur une décision de permis unique</text:p>
      <text:p text:style-name="P1"/>
      <text:p text:style-name="P18"><text:span text:style-name="T4"/></text:p>
      <text:p text:style-name="P6"/>
      <text:p text:style-name="P7"><office:annotation><dc:creator>Gauthier Bastien</dc:creator><dc:date>2011-02-16T16:12:24</dc:date><text:p text:style-name="P23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3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8"><text:span text:style-name="T8">Monsieur le Fonctionnaire Délégué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2243411622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x Fonctionnaires technique et délégué, ainsi qu’au demandeur.</text:p>
        </text:list-item>
      </text:list>
      <text:p text:style-name="P15"/>
      <text:p text:style-name="P16">Dans un courrier ultérieur, vous recevrez le certificat d’affichage du présent recours.</text:p>
      <text:p text:style-name="P17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3"><text:span text:style-name="T12">do text</text:span></text:p><text:p text:style-name="P23"><text:span text:style-name="T1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956be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af25f" officeooo:rsid="003d6b74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officeooo:paragraph-rsid="003f07b1" style:font-name="Arial" style:font-size-asian="10.5pt" style:font-size-complex="10.5pt"/>
    </style:style>
    <style:style style:family="paragraph" style:name="P5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3953a1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953a1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UrbanBody">
      <style:text-properties fo:background-color="#fff200" fo:color="#ce181e" fo:font-size="10.5pt" officeooo:paragraph-rsid="003f07b1" officeooo:rsid="002ab52c" style:font-name="Arial" style:font-size-asian="10.5pt" style:font-size-complex="10.5pt"/>
    </style:style>
    <style:style style:family="paragraph" style:name="P12" style:parent-style-name="Standard">
      <style:text-properties fo:font-size="14pt" officeooo:paragraph-rsid="003f07b1" style:font-name="Arial" style:font-size-asian="14pt" style:font-size-complex="14pt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07b1" style:font-name="Arial" style:font-size-asian="10pt" style:font-size-complex="10pt"/>
    </style:style>
    <style:style style:family="paragraph" style:name="P15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6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name="P17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18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9" style:parent-style-name="UrbanTitle">
      <style:paragraph-properties fo:text-align="start" style:justify-single-word="false"/>
      <style:text-properties fo:font-size="11pt" fo:font-style="normal" fo:font-weight="bold" officeooo:paragraph-rsid="003f07b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953a1" style:font-name="Arial" style:font-size-asian="11pt" style:font-size-complex="11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1pt" fo:language="fr" officeooo:paragraph-rsid="003953a1" officeooo:rsid="00356754" style:font-name="Arial" style:font-size-asian="11pt" style:font-size-complex="11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fo:background-color="#fff200" fo:color="#ce181e" loext:char-shading-value="0" officeooo:rsid="002ab52c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3"><office:annotation><dc:creator>Gauthier Bastien</dc:creator><dc:date>2011-01-13T14:56:41</dc:date><text:p text:style-name="P23"><text:span text:style-name="T12">do text</text:span></text:p><text:p text:style-name="P2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atrimoine et Énergie</text:p>
            <text:p text:style-name="P4"><text:span text:style-name="T6">NOM</text:span> - Fonctionnaire Délégué</text:p>
            <text:p text:style-name="P11">ADRESSE</text:p>
            <text:p text:style-name="P11"/>
            <text:p text:style-name="P19">RECOMMANDÉ</text:p>
          </table:table-cell>
        </table:table-row>
      </table:table>
      <text:p text:style-name="P12"/>
      <text:p text:style-name="P2">Transmis<text:span text:style-name="T5">sion</text:span> <text:span text:style-name="T9">des pièces pour recours</text:span></text:p>
      <text:p text:style-name="P3">sur une décision de permis unique</text:p>
      <text:p text:style-name="P1"/>
      <text:p text:style-name="P18"><text:span text:style-name="T4"/></text:p>
      <text:p text:style-name="P6"/>
      <text:p text:style-name="P7"><office:annotation><dc:creator>Gauthier Bastien</dc:creator><dc:date>2011-02-16T16:12:24</dc:date><text:p text:style-name="P23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3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8"><text:span text:style-name="T8">Monsieur le Fonctionnaire Délégué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2243411622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x Fonctionnaires technique et délégué, ainsi qu’au demandeur.</text:p>
        </text:list-item>
      </text:list>
      <text:p text:style-name="P15"/>
      <text:p text:style-name="P16">Dans un courrier ultérieur, vous recevrez le certificat d’affichage du présent recours.</text:p>
      <text:p text:style-name="P17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3"><text:span text:style-name="T12">do text</text:span></text:p><text:p text:style-name="P23"><text:span text:style-name="T1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26.917145539</dc:date>
    <dc:language>fr-FR</dc:language>
    <meta:editing-cycles>119</meta:editing-cycles>
    <meta:editing-duration>P1DT9H21M52S</meta:editing-duration>
    <meta:document-statistic meta:table-count="1" meta:image-count="0" meta:object-count="0" meta:page-count="1" meta:paragraph-count="27" meta:word-count="220" meta:character-count="1528" meta:non-whitespace-character-count="1363"/>
    <meta:user-defined meta:name="Info 1"/>
    <meta:user-defined meta:name="Info 2"/>
    <meta:user-defined meta:name="Info 3"/>
    <meta:user-defined meta:name="Info 4"/>
  </office:meta>
</office:document-meta>
</file>